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us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<text:s/>math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kishnu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formula="of:=[.D2]+[.E2]+[.F2]+[.G2]+[.H2]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suresh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formula="of:=[.D3]+[.E3]+[.F3]+[.G3]+[.H3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naresh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table:formula="of:=[.D4]+[.E4]+[.F4]+[.G4]+[.H4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ramesh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formula="of:=[.D5]+[.E5]+[.F5]+[.G5]+[.H5]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ikram</text:p>
          </table:table-cell>
          <table:table-cell office:value-type="float" office:value="76" calcext:value-type="float">
            <text:p>7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formula="of:=[.D6]+[.E6]+[.F6]+[.G6]+[.H6]" office:value-type="float" office:value="360" calcext:value-type="float">
            <text:p>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0T23:01:33.031716997</meta:creation-date>
    <dc:date>2023-07-11T01:03:29.986518808</dc:date>
    <meta:editing-duration>PT2H2M1S</meta:editing-duration>
    <meta:editing-cycles>1</meta:editing-cycles>
    <meta:document-statistic meta:table-count="1" meta:cell-count="54" meta:object-count="0"/>
    <meta:generator>LibreOffice/7.3.7.2$Linux_X86_64 LibreOffice_project/30$Build-2</meta:generator>
  </office:meta>
</office:document-meta>
</file>